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3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40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1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42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4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fr" fo:country="FR" style:font-size-asian="10pt" style:font-size-complex="10pt"/>
    </style:style>
    <style:style style:name="T3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Gill Sans MT_CCJU2"/>
    </style:style>
    <style:style style:name="T7" style:family="text">
      <style:text-properties style:font-name="Gill Sans MT_CCJU2" fo:language="fr" fo:country="FR"/>
    </style:style>
    <style:style style:name="T8" style:family="text">
      <style:text-properties style:font-name-asian="Courier New" style:font-name-complex="Courier New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%#include PCdacHeader#%</text:p>
      <text:p text:style-name="P11"/>
      <text:p text:style-name="P8"><text:span text:style-name="T5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6"/><text:p text:style-name="P7"><text:span text:style-name="T6">%=B_MONTANT_VERS_ASSURE</text:span><text:span text:style-name="T7">=%</text:span><text:span text:style-name="T6"><text:tab/>%=MONTANT_VERS_ASSURE=%</text:span></text:p><text:p text:style-name="P4">%=B_MONTANT_HOME=%<text:tab/>%=MONTANT_HOME=%</text:p><text:p text:style-name="P5">%=B_PRESTATION_MENS=%<text:tab/>%=PRESTATION_MENS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41">%=<text:span text:style-name="T11">B_MONTANT_VERSEE_ASS</text:span>=%</text:p></table:table-cell><table:table-cell table:style-name="Table1.A1" office:value-type="string"><text:p text:style-name="P42">%=<text:span text:style-name="T11">B_MONTANT_VERSEE_ASS2=%</text:span></text:p></table:table-cell></table:table-row></table:table><text:p text:style-name="P4"><text:span text:style-name="T2"/></text:p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10">%{ligne}</text:span><text:span text:style-name="T9">%%=</text:span><text:span text:style-name="T8">B_VERSEMENT_PC_A</text:span><text:span text:style-name="T9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p text:style-name="P9"/>
      <text:p text:style-name="P9">%=remLineWhenBlank(B_INFORMATIONS_2,1)=%</text:p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4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2"><text:page-number text:select-page="current">2</text:page-number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6T08:45:47.15</dc:date>
    <meta:print-date>2011-02-22T10:58:36</meta:print-date>
    <meta:editing-cycles>177</meta:editing-cycles>
    <meta:editing-duration>P1DT14H27M9S</meta:editing-duration>
    <meta:document-statistic meta:table-count="3" meta:image-count="0" meta:object-count="0" meta:page-count="2" meta:paragraph-count="47" meta:word-count="58" meta:character-count="1405"/>
    <meta:user-defined meta:name="Info 1"/>
    <meta:user-defined meta:name="Info 2"/>
    <meta:user-defined meta:name="Info 3"/>
    <meta:user-defined meta:name="Info 4"/>
  </office:meta>
</office:document-meta>
</file>